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D402959A26F2371EC3.png" manifest:media-type="image/png"/>
  <manifest:file-entry manifest:full-path="Pictures/100000000000078000000438BCA8C97278567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60.71cm" fo:min-width="60.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8.17cm" fo:min-width="57.9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0cm, 11.0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55.38cm"/>
      <style:paragraph-properties style:writing-mode="lr-tb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 fo:min-height="40.035cm" fo:min-width="14.563cm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17.111cm" fo:min-width="5.435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17.016cm" fo:min-width="5.403cm"/>
    </style:style>
    <style:style style:name="gr9" style:family="graphic" style:parent-style-name="standard">
      <style:graphic-properties draw:fill-color="#0000ff" draw:textarea-horizontal-align="justify" draw:textarea-vertical-align="middle" draw:auto-grow-height="false" fo:min-height="17.018cm" fo:min-width="5.405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36.643cm" fo:min-width="4.71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88pt" style:font-size-asian="88pt" style:font-size-complex="88pt"/>
    </style:style>
    <style:style style:name="P5" style:family="paragraph">
      <loext:graphic-properties draw:fill-color="#ffffff"/>
      <style:paragraph-properties fo:text-align="center" style:writing-mode="lr-tb"/>
      <style:text-properties fo:font-size="88pt" style:font-size-asian="88pt" style:font-size-complex="88pt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96cm" svg:height="60.96cm" svg:x="28.97cm" svg:y="1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8.42cm" svg:height="58.42cm" svg:x="30.24cm" svg:y="12.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6.901cm" svg:height="10.668cm" svg:x="31cm" svg:y="13.472cm">
          <draw:image xlink:href="Pictures/100000000000078000000438BCA8C97278567E72.png" xlink:type="simple" xlink:show="embed" xlink:actuate="onLoad" loext:mime-type="image/png">
            <text:p/>
          </draw:image>
        </draw:frame>
        <draw:frame draw:style-name="gr4" draw:text-style-name="P3" draw:layer="layout" svg:width="14.287cm" svg:height="12.382cm" svg:x="69.471cm" svg:y="54.639cm">
          <draw:image xlink:href="Pictures/100002010000021C000001D402959A26F2371EC3.png" xlink:type="simple" xlink:show="embed" xlink:actuate="onLoad" loext:mime-type="image/png">
            <text:p/>
          </draw:image>
        </draw:frame>
        <draw:custom-shape draw:style-name="gr5" draw:text-style-name="P5" draw:layer="layout" svg:width="55.88cm" svg:height="3.048cm" svg:x="31.48cm" svg:y="67.7cm">
          <text:p text:style-name="P4"><text:span text:style-name="T1">Smart Institu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063cm" svg:height="40.284cm" draw:transform="rotate (2.35619449019234) translate (44.631cm 57.974cm)">
          <text:p/>
          <draw:enhanced-geometry svg:viewBox="0 0 21600 21600" draw:text-areas="0 0 21600 21600" draw:type="chevron" draw:modifiers="12719.96813595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5.935cm" svg:height="17.361cm" draw:transform="skewX (-0.000174532925199374) rotate (0.785398163397448) translate (41.709cm 53.3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903cm" svg:height="17.266cm" draw:transform="skewX (0.000174532925199341) rotate (0.785398163397448) translate (48.731cm 46.29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905cm" svg:height="17.268cm" draw:transform="skewX (-0.000174532925199329) rotate (0.785398163397448) translate (57.14cm 37.88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905cm" svg:height="17.268cm" draw:transform="skewX (-0.000174532925199329) rotate (0.785398163397448) translate (64.148cm 30.87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214cm" svg:height="36.892cm" draw:transform="rotate (2.35619449019234) translate (41.186cm 52.269cm)">
          <text:p/>
          <draw:enhanced-geometry svg:viewBox="0 0 21600 21600" draw:text-areas="0 0 21600 21600" draw:type="chevron" draw:modifiers="9683.758389261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7:19.257003530</meta:creation-date>
    <dc:date>2020-12-01T15:35:10.502463445</dc:date>
    <meta:editing-duration>PT13M27S</meta:editing-duration>
    <meta:editing-cycles>3</meta:editing-cycles>
    <meta:generator>LibreOffice/6.4.6.2$Linux_X86_64 LibreOffice_project/40$Build-2</meta:generator>
    <meta:document-statistic meta:object-count="11"/>
  </office:meta>
</office:document-meta>
</file>